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a57" officeooo:paragraph-rsid="00147a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 llamo la atención que unas estrellas son se ven más grandes que otras, y que pareciera que las estrellas grandes están cerca unas de otras. Similarmente, las estrellas pequeñas están cerca unas de las otr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6:08:51.928788639</meta:creation-date>
    <dc:date>2018-08-14T16:18:54.536754948</dc:date>
    <meta:editing-duration>PT10M9S</meta:editing-duration>
    <meta:editing-cycles>1</meta:editing-cycles>
    <meta:document-statistic meta:table-count="0" meta:image-count="0" meta:object-count="0" meta:page-count="1" meta:paragraph-count="1" meta:word-count="36" meta:character-count="210" meta:non-whitespace-character-count="175"/>
    <meta:generator>LibreOffice/5.1.6.2$Linux_X86_64 LibreOffice_project/10m0$Build-2</meta:generator>
  </office:meta>
</office:document-meta>
</file>